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5.453cm" fo:margin-left="0.118cm" fo:margin-right="1.429cm" table:align="margins"/>
    </style:style>
    <style:style style:name="Table1.A" style:family="table-column">
      <style:table-column-properties style:column-width="1.505cm" style:rel-column-width="853*"/>
    </style:style>
    <style:style style:name="Table1.B" style:family="table-column">
      <style:table-column-properties style:column-width="1.792cm" style:rel-column-width="1016*"/>
    </style:style>
    <style:style style:name="Table1.C" style:family="table-column">
      <style:table-column-properties style:column-width="2.214cm" style:rel-column-width="1255*"/>
    </style:style>
    <style:style style:name="Table1.D" style:family="table-column">
      <style:table-column-properties style:column-width="2.355cm" style:rel-column-width="1335*"/>
    </style:style>
    <style:style style:name="Table1.H" style:family="table-column">
      <style:table-column-properties style:column-width="1.369cm" style:rel-column-width="77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H1" style:family="table-cell">
      <style:table-cell-properties fo:padding="0.097cm" fo:border="0.05pt solid #000000"/>
    </style:style>
    <style:style style:name="Table2" style:family="table">
      <style:table-properties style:width="15.03cm" fo:margin-left="0.118cm" fo:margin-right="1.852cm" table:align="margins"/>
    </style:style>
    <style:style style:name="Table2.A" style:family="table-column">
      <style:table-column-properties style:column-width="1.505cm" style:rel-column-width="853*"/>
    </style:style>
    <style:style style:name="Table2.B" style:family="table-column">
      <style:table-column-properties style:column-width="1.792cm" style:rel-column-width="1016*"/>
    </style:style>
    <style:style style:name="Table2.C" style:family="table-column">
      <style:table-column-properties style:column-width="2.214cm" style:rel-column-width="1255*"/>
    </style:style>
    <style:style style:name="Table2.D" style:family="table-column">
      <style:table-column-properties style:column-width="1.931cm" style:rel-column-width="1095*"/>
    </style:style>
    <style:style style:name="Table2.H" style:family="table-column">
      <style:table-column-properties style:column-width="1.369cm" style:rel-column-width="77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H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9fa0e"/>
    </style:style>
    <style:style style:name="P2" style:family="paragraph" style:parent-style-name="Standard">
      <style:text-properties officeooo:rsid="001b1bf8" officeooo:paragraph-rsid="001b1b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sudo /opt/lampp/lampp start</text:p>
      <text:p text:style-name="Standard"/>
      <text:p text:style-name="Standard">/opt/lampp/bin/mysql -u root -p</text:p>
      <text:p text:style-name="Standard"/>
      <text:p text:style-name="Standard"/>
      <text:p text:style-name="Standard">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dmin_panel <text:s text:c="7"/>|</text:p>
      <text:p text:style-name="Standard">| ecommerce <text:s text:c="9"/>|</text:p>
      <text:p text:style-name="Standard">| information_schema |</text:p>
      <text:p text:style-name="Standard">| kajal <text:s text:c="13"/>|</text:p>
      <text:p text:style-name="Standard">| kajal_test <text:s text:c="8"/>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queries <text:s text:c="11"/>|</text:p>
      <text:p text:style-name="Standard">| test <text:s text:c="14"/>|</text:p>
      <text:p text:style-name="Standard">+--------------------+</text:p>
      <text:p text:style-name="Standard"/>
      <text:p text:style-name="Standard">use terminal_query;</text:p>
      <text:p text:style-name="Standard"/>
      <text:p text:style-name="Standard"><text:tab/>Database changed</text:p>
      <text:p text:style-name="Standard"/>
      <text:p text:style-name="Standard">show tables;</text:p>
      <text:p text:style-name="Standard"/>
      <text:p text:style-name="Standard">create database terminal_query;</text:p>
      <text:p text:style-name="Standard"/>
      <text:p text:style-name="Standard">use terminal_query;</text:p>
      <text:p text:style-name="Standard"/>
      <text:p text:style-name="Standard">show tables;</text:p>
      <text:p text:style-name="Standard"/>
      <text:p text:style-name="Standard">create table student(s_id int not null auto_increment,s_name varchar(100) not null, s_email varchar(100) not null,s_pwd varchar(100) not null, primary key(s_id));</text:p>
      <text:p text:style-name="Standard"/>
      <text:p text:style-name="Standard"/>
      <text:p text:style-name="Standard"/>
      <text:p text:style-name="Standard">MariaDB [terminal_query]&gt; insert into student(s_name,s_email,s_pwd) values("kajal","kajal@gmail.com","123");</text:p>
      <text:p text:style-name="Standard">Query OK, 1 row affected (0.047 sec)</text:p>
      <text:p text:style-name="Standard"/>
      <text:p text:style-name="Standard">MariaDB [terminal_query]&gt; show tables;</text:p>
      <text:p text:style-name="Standard">+--------------------------+</text:p>
      <text:p text:style-name="Standard">| Tables_in_terminal_query |</text:p>
      <text:p text:style-name="Standard">+--------------------------+</text:p>
      <text:p text:style-name="Standard">| student <text:s text:c="17"/>|</text:p>
      <text:p text:style-name="Standard">+--------------------------+</text:p>
      <text:p text:style-name="Standard">1 row in set (0.001 sec)</text:p>
      <text:p text:style-name="Standard"/>
      <text:p text:style-name="Standard">MariaDB [terminal_query]&gt; select * from student;</text:p>
      <text:p text:style-name="Standard"><text:soft-page-break/>+------+--------+-----------------+-------+</text:p>
      <text:p text:style-name="Standard">| s_id | s_name | s_email <text:s text:c="8"/>| s_pwd |</text:p>
      <text:p text:style-name="Standard">+------+--------+-----------------+-------+</text:p>
      <text:p text:style-name="Standard">| <text:s text:c="3"/>1 | kajal <text:s/>| kajal@gmail.com | 123 <text:s text:c="2"/>|</text:p>
      <text:p text:style-name="Standard">+------+--------+-----------------+-------+</text:p>
      <text:p text:style-name="Standard">1 row in set (0.001 sec)</text:p>
      <text:p text:style-name="Standard"/>
      <text:p text:style-name="Standard">MariaDB [terminal_query]&gt; insert into student(s_name,s_email,s_pwd) values("jalpa","jalpa@gmail.com","123");</text:p>
      <text:p text:style-name="Standard">Query OK, 1 row affected (0.068 sec)</text:p>
      <text:p text:style-name="Standard"/>
      <text:p text:style-name="Standard">MariaDB [terminal_query]&gt; select * from student;</text:p>
      <text:p text:style-name="Standard">+------+--------+-----------------+-------+</text:p>
      <text:p text:style-name="Standard">| s_id | s_name | s_email <text:s text:c="8"/>| s_pwd |</text:p>
      <text:p text:style-name="Standard">+------+--------+-----------------+-------+</text:p>
      <text:p text:style-name="Standard">| <text:s text:c="3"/>1 | kajal <text:s/>| kajal@gmail.com | 123 <text:s text:c="2"/>|</text:p>
      <text:p text:style-name="Standard">| <text:s text:c="3"/>2 | jalpa <text:s/>| jalpa@gmail.com | 123 <text:s text:c="2"/>|</text:p>
      <text:p text:style-name="P1">+------+--------+-----------------+---</text:p>
      <text:p text:style-name="P1"/>
      <text:p text:style-name="P1">----+</text:p>
      <text:p text:style-name="Standard">2 rows in set (0.002 sec)</text:p>
      <text:p text:style-name="Standard"/>
      <text:p text:style-name="Standard"/>
      <text:p text:style-name="Standard">MariaDB [terminal_query]&gt; select * from student where s_id ="2";</text:p>
      <text:p text:style-name="Standard">+------+--------+-----------------+-------+</text:p>
      <text:p text:style-name="Standard">| s_id | s_name | s_email <text:s text:c="8"/>| s_pwd |</text:p>
      <text:p text:style-name="Standard">+------+--------+-----------------+-------+</text:p>
      <text:p text:style-name="Standard">| <text:s text:c="3"/>2 | jalpa <text:s/>| jalpa@gmail.com | 123 <text:s text:c="2"/>|</text:p>
      <text:p text:style-name="Standard">+------+--------+-----------------+-------+</text:p>
      <text:p text:style-name="Standard">1 row in set (0.001 sec)</text:p>
      <text:p text:style-name="Standard"/>
      <text:p text:style-name="Standard"/>
      <text:p text:style-name="Standard">MariaDB [terminal_query]&gt; select s_name from student;</text:p>
      <text:p text:style-name="Standard">+--------+</text:p>
      <text:p text:style-name="Standard">| s_name |</text:p>
      <text:p text:style-name="Standard">+--------+</text:p>
      <text:p text:style-name="Standard">| kajal <text:s/>|</text:p>
      <text:p text:style-name="Standard">| jalpa <text:s/>|</text:p>
      <text:p text:style-name="Standard">+--------+</text:p>
      <text:p text:style-name="Standard">2 rows in set (0.000 sec)</text:p>
      <text:p text:style-name="Standard"/>
      <text:p text:style-name="Standard"/>
      <text:p text:style-name="Standard"/>
      <text:p text:style-name="P2">Customer</text:p>
      <text:p text:style-name="P2"/>
      <text:p text:style-name="P2"/>
      <text:p text:style-name="Standard"/>
      <text:p text:style-name="P2">​​​MariaDB [terminal_query]&gt; create table customer (cust_id int not null auto_increment,cust_name varchar(100) not null,cust_contact int(100) not null,cust_add varchar(100) not null, cust_city varchar(100) not null, cust_pincode int(100) not null, cust_country varchar(100) not null,primary key(cust_id));</text:p>
      <text:p text:style-name="P2">Query OK, 0 rows affected (0.391 sec)</text:p>
      <text:p text:style-name="P2"><text:soft-page-break/>ariaDB [terminal_query]&gt; insert into customer (cust_name, cust_contact,cust_add,cust_city,cust_pincode,cust_country) values("kajal","908976646","34th AvSuite 3B","ahmedabad","747372","india");</text:p>
      <text:p text:style-name="P2">Query OK, 1 row affected (0.094 sec)</text:p>
      <text:p text:style-name="P2"/>
      <text:p text:style-name="P2"/>
      <text:p text:style-name="P2">ffected (0.094 sec)</text:p>
      <text:p text:style-name="P2"/>
      <text:p text:style-name="P2">MariaDB [terminal_query]&gt; insert into customer (cust_name, cust_contact,cust_add,cust_city,cust_pincode,cust_country) values("jal","908978846","39 AvSuite 3B","jaipur","747372","india");</text:p>
      <text:p text:style-name="P2">Query OK, 1 row affected (0.087 sec)</text:p>
      <text:p text:style-name="P2"/>
      <text:p text:style-name="P2"/>
      <text:p text:style-name="P2">MariaDB [terminal_query]&gt; insert into customer (cust_name, cust_contact,cust_add,cust_city,cust_pincode,cust_country) values("Riya","98978846","AvSuite 3B","mexico","747372","America");</text:p>
      <text:p text:style-name="P2">Query OK, 1 row affected (0.066 sec)</text:p>
      <text:p text:style-name="P2"/>
      <text:p text:style-name="P2"/>
      <text:p text:style-name="P2">MariaDB [terminal_query]&gt; insert into customer (cust_name, cust_contact,cust_add,cust_city,cust_pincode,cust_country) values("anjani","98008846","AvSuite 3B","abcd","747372","africa");</text:p>
      <text:p text:style-name="P2">Query OK, 1 row affected (0.060 sec)</text:p>
      <text:p text:style-name="P2"/>
      <text:p text:style-name="P2">MariaDB [terminal_query]&gt; insert into customer (cust_name, cust_contact,cust_add,cust_city,cust_pincode,cust_country) values("avni","98978846","AvSuite 3B","mexico","747372","india");</text:p>
      <text:p text:style-name="P2">Query OK, 1 row affected (0.068 sec)</text:p>
      <text:p text:style-name="P2"/>
      <text:p text:style-name="P2"/>
      <text:p text:style-name="P2">MariaDB [terminal_query]&gt; select * from customer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3 | Riya <text:s text:c="5"/>| <text:s text:c="4"/>98978846 | AvSuite 3B <text:s text:c="5"/>| mexico <text:s text:c="3"/>| <text:s text:c="6"/>747372 | America <text:s text:c="5"/>|</text:p>
      <text:p text:style-name="P2">| <text:s text:c="6"/>4 | anjani <text:s text:c="3"/>| <text:s text:c="4"/>98008846 | AvSuite 3B <text:s text:c="5"/>| abcd <text:s text:c="5"/>| <text:s text:c="6"/>747372 | africa <text:s text:c="6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+---------+-----------+--------------+-----------------+-----------+--------------+--------------+</text:p>
      <text:p text:style-name="P2">5 rows in set (0.001 sec)</text:p>
      <text:p text:style-name="P2"/>
      <text:p text:style-name="P2"/>
      <text:p text:style-name="P2">MariaDB [terminal_query]&gt; select cust_name,cust_city from customer;</text:p>
      <text:p text:style-name="P2">+-----------+-----------+</text:p>
      <text:p text:style-name="P2">| cust_name | cust_city |</text:p>
      <text:p text:style-name="P2">+-----------+-----------+</text:p>
      <text:p text:style-name="P2">| kajal <text:s text:c="4"/>| ahmedabad |</text:p>
      <text:p text:style-name="P2">| jal <text:s text:c="6"/>| jaipur <text:s text:c="3"/>|</text:p>
      <text:p text:style-name="P2">| Riya <text:s text:c="5"/>| mexico <text:s text:c="3"/>|</text:p>
      <text:p text:style-name="P2">| anjani <text:s text:c="3"/>| abcd <text:s text:c="5"/>|</text:p>
      <text:p text:style-name="P2"><text:soft-page-break/></text:p>
      <text:p text:style-name="P2"/>
      <text:p text:style-name="P2">| avni <text:s text:c="5"/>| mexico <text:s text:c="3"/>|</text:p>
      <text:p text:style-name="P2">+-----------+-----------+</text:p>
      <text:p text:style-name="P2">5 rows in set (0.001 sec)</text:p>
      <text:p text:style-name="P2"/>
      <text:p text:style-name="P2"/>
      <text:p text:style-name="P2">MariaDB [terminal_query]&gt; select DISTINCT cust_country from customer;</text:p>
      <text:p text:style-name="P2">+--------------+</text:p>
      <text:p text:style-name="P2">| cust_country |</text:p>
      <text:p text:style-name="P2">+--------------+</text:p>
      <text:p text:style-name="P2">| india <text:s text:c="7"/>|</text:p>
      <text:p text:style-name="P2">| America <text:s text:c="5"/>|</text:p>
      <text:p text:style-name="P2">| africa <text:s text:c="6"/>|</text:p>
      <text:p text:style-name="P2">+--------------+</text:p>
      <text:p text:style-name="P2">3 rows in set (0.001 sec)</text:p>
      <text:p text:style-name="P2"/>
      <text:p text:style-name="P2">MariaDB [terminal_query]&gt; select * from customer where cust_country="india" and cust_city="jaipur";</text:p>
      <text:p text:style-name="P2">+---------+-----------+--------------+---------------+-----------+--------------+--------------+</text:p>
      <text:p text:style-name="P2">| cust_id | cust_name | cust_contact | cust_add <text:s text:c="5"/>| cust_city | cust_pincode | cust_country |</text:p>
      <text:p text:style-name="P2">+---------+-----------+--------------+---------------+-----------+--------------+--------------+</text:p>
      <text:p text:style-name="P2">| <text:s text:c="6"/>2 | jal <text:s text:c="6"/>| <text:s text:c="3"/>908978846 | 39 AvSuite 3B | jaipur <text:s text:c="3"/>| <text:s text:c="6"/>747372 | india <text:s text:c="7"/>|</text:p>
      <text:p text:style-name="P2">+---------+-----------+--------------+---------------+-----------+--------------+--------------+</text:p>
      <text:p text:style-name="P2">1 row in set (0.001 sec)</text:p>
      <text:p text:style-name="P2"/>
      <text:p text:style-name="P2"/>
      <text:p text:style-name="P2"/>
      <text:p text:style-name="P2"/>
      <text:p text:style-name="P2">MariaDB [terminal_query]&gt; select * from customer where cust_country="india" or cust_city="jaipur"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+---------+-----------+--------------+-----------------+-----------+--------------+--------------+</text:p>
      <text:p text:style-name="P2"/>
      <text:p text:style-name="P2"/>
      <text:p text:style-name="P2"/>
      <text:p text:style-name="P2">MariaDB [terminal_query]&gt; select * from customer where not <text:s/>cust_country="india";</text:p>
      <text:p text:style-name="P2">+---------+-----------+--------------+------------+-----------+--------------+--------------+</text:p>
      <text:p text:style-name="P2">| cust_id | cust_name | cust_contact | cust_add <text:s text:c="2"/>| cust_city | cust_pincode | cust_country |</text:p>
      <text:p text:style-name="P2">+---------+-----------+--------------+------------+-----------+--------------+--------------+</text:p>
      <text:p text:style-name="P2">| <text:s text:c="6"/>3 | Riya <text:s text:c="5"/>| <text:s text:c="4"/>98978846 | AvSuite 3B | mexico <text:s text:c="3"/>| <text:s text:c="6"/>747372 | America <text:s text:c="5"/>|</text:p>
      <text:p text:style-name="P2">| <text:s text:c="6"/>4 | anjani <text:s text:c="3"/>| <text:s text:c="4"/>98008846 | AvSuite 3B | abcd <text:s text:c="5"/>| <text:s text:c="6"/>747372 | africa <text:s text:c="6"/>|</text:p>
      <text:p text:style-name="P2">+---------+-----------+--------------+------------+-----------+--------------+--------------+</text:p>
      <text:p text:style-name="P2">2 rows in set (0.001 sec)</text:p>
      <text:p text:style-name="P2"/>
      <text:p text:style-name="P2"/>
      <text:p text:style-name="P2"/>
      <text:p text:style-name="P2"><text:soft-page-break/>MariaDB [terminal_query]&gt; select * from customer ORDER BY cust_city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4 | anjani <text:s text:c="3"/>| <text:s text:c="4"/>98008846 | AvSuite 3B <text:s text:c="5"/>| abcd <text:s text:c="5"/>| <text:s text:c="6"/>747372 | africa <text:s text:c="6"/>|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3 | Riya <text:s text:c="5"/>| <text:s text:c="4"/>98978846 | AvSuite 3B <text:s text:c="5"/>| mexico <text:s text:c="3"/>| <text:s text:c="6"/>747372 | America <text:s text:c="5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+---------+-----------+--------------+-----------------+-----------+--------------+--------------+</text:p>
      <text:p text:style-name="P2"/>
      <text:p text:style-name="P2"/>
      <text:p text:style-name="P2"/>
      <text:p text:style-name="P2">MariaDB [terminal_query]&gt; select * from customer ORDER BY cust_city DESC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3 | Riya <text:s text:c="5"/>| <text:s text:c="4"/>98978846 | AvSuite 3B <text:s text:c="5"/>| mexico <text:s text:c="3"/>| <text:s text:c="6"/>747372 | America <text:s text:c="5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4 | anjani <text:s text:c="3"/>| <text:s text:c="4"/>98008846 | AvSuite 3B <text:s text:c="5"/>| abcd <text:s text:c="5"/>| <text:s text:c="6"/>747372 | africa <text:s text:c="6"/>|</text:p>
      <text:p text:style-name="P2">+---------+-----------+--------------+-----------------+-----------+--------------+--------------+</text:p>
      <text:p text:style-name="P2">5 rows in set (0.001 sec)</text:p>
      <text:p text:style-name="P2"/>
      <text:p text:style-name="P2"/>
      <text:p text:style-name="P2">MariaDB [terminal_query]&gt; select * from customer ORDER BY cust_city,cust_country;</text:p>
      <text:p text:style-name="P2">+---------+-----------+--------------+-----------------+-----------+--------------+--------------+</text:p>
      <text:p text:style-name="P2">| cust_id | cust_name | cust_contact | cust_add <text:s text:c="7"/>| cust_city | cust_pincode | cust_country |</text:p>
      <text:p text:style-name="P2">+---------+-----------+--------------+-----------------+-----------+--------------+--------------+</text:p>
      <text:p text:style-name="P2">| <text:s text:c="6"/>4 | anjani <text:s text:c="3"/>| <text:s text:c="4"/>98008846 | AvSuite 3B <text:s text:c="5"/>| abcd <text:s text:c="5"/>| <text:s text:c="6"/>747372 | africa <text:s text:c="6"/>|</text:p>
      <text:p text:style-name="P2">| <text:s text:c="6"/>1 | kajal <text:s text:c="4"/>| <text:s text:c="3"/>908976646 | 34th AvSuite 3B | ahmedabad | <text:s text:c="6"/>747372 | india <text:s text:c="7"/>|</text:p>
      <text:p text:style-name="P2">| <text:s text:c="6"/>2 | jal <text:s text:c="6"/>| <text:s text:c="3"/>908978846 | 39 AvSuite 3B <text:s text:c="2"/>| jaipur <text:s text:c="3"/>| <text:s text:c="6"/>747372 | india <text:s text:c="7"/>|</text:p>
      <text:p text:style-name="P2">| <text:s text:c="6"/>3 | Riya <text:s text:c="5"/>| <text:s text:c="4"/>98978846 | AvSuite 3B <text:s text:c="5"/>| mexico <text:s text:c="3"/>| <text:s text:c="6"/>747372 | America <text:s text:c="5"/>|</text:p>
      <text:p text:style-name="P2">| <text:s text:c="6"/>5 | avni <text:s text:c="5"/>| <text:s text:c="4"/>98978846 | AvSuite 3B <text:s text:c="5"/>| mexico <text:s text:c="3"/>| <text:s text:c="6"/>747372 | india <text:s text:c="7"/>|</text:p>
      <text:p text:style-name="P2">+---------+-----------+--------------+-----------------+-----------+--------------+--------------+</text:p>
      <text:p text:style-name="P2">5 rows in set (0.001 sec)</text:p>
      <text:p text:style-name="P2"/>
      <text:p text:style-name="P2"/>
      <text:p text:style-name="P2">MariaDB [terminal_query]&gt; update customer set cust_contact="9000000" city="baroda" where cust_name="anjani";</text:p>
      <text:p text:style-name="P2">ERROR 1064 (42000): You have an error in your SQL syntax; check the manual that corresponds to your MariaDB server version for the right syntax to use near 'city="baroda" where cust_name="anjani"' at line 1</text:p>
      <text:p text:style-name="P2">MariaDB [terminal_query]&gt; update customer SET cust_city="baroda" where cust_name=</text:p>
      <text:p text:style-name="P2"><text:s text:c="4"/>-&gt; "anjani";</text:p>
      <text:p text:style-name="P2">Query OK, 1 row affected (0.072 sec)</text:p>
      <text:p text:style-name="P2">Rows matched: 1 <text:s/>Changed: 1 <text:s/>Warnings: 0</text:p>
      <text:p text:style-name="P2"/>
      <text:p text:style-name="P2"/>
      <text:p text:style-name="P2"/>
      <text:p text:style-name="Standard"/>
      <text:p text:style-name="Standard"><text:soft-page-break/>MariaDB [terminal_query]&gt; update customer SET cust_pincode="000" where cust_name= "riya";</text:p>
      <text:p text:style-name="Standard">Query OK, 1 row affected (0.089 sec)</text:p>
      <text:p text:style-name="Standard">Rows matched: 1 <text:s/>Changed: 1 <text:s/>Warnings: 0</text:p>
      <text:p text:style-name="Standard"/>
      <text:p text:style-name="Standard">MariaDB [terminal_query]&gt; select * from customer;</text:p>
      <text:p text:style-name="Standard">+---------+-----------+--------------+-----------------+-----------+--------------+--------------+</text:p>
      <text:p text:style-name="Standard">| cust_id | cust_name | cust_contact | cust_add <text:s text:c="7"/>| cust_city | cust_pincode | cust_country |</text:p>
      <text:p text:style-name="Standard">+---------+-----------+--------------+-----------------+-----------+--------------+--------------+</text:p>
      <text:p text:style-name="Standard">| <text:s text:c="6"/>1 | kajal <text:s text:c="4"/>| <text:s text:c="3"/>908976646 | 34th AvSuite 3B | ahmedabad | <text:s text:c="6"/>747372 | india <text:s text:c="7"/>|</text:p>
      <text:p text:style-name="Standard">| <text:s text:c="6"/>2 | jal <text:s text:c="6"/>| <text:s text:c="3"/>908978846 | 39 AvSuite 3B <text:s text:c="2"/>| jaipur <text:s text:c="3"/>| <text:s text:c="6"/>747372 | india <text:s text:c="7"/>|</text:p>
      <text:p text:style-name="Standard">| <text:s text:c="6"/>3 | Riya <text:s text:c="5"/>| <text:s text:c="4"/>98978846 | AvSuite 3B <text:s text:c="5"/>| mexico <text:s text:c="3"/>| <text:s text:c="11"/>0 | America <text:s text:c="5"/>|</text:p>
      <text:p text:style-name="Standard">| <text:s text:c="6"/>4 | anjani <text:s text:c="3"/>| <text:s text:c="4"/>98008846 | AvSuite 3B <text:s text:c="5"/>| baroda <text:s text:c="3"/>| <text:s text:c="6"/>747372 | africa <text:s text:c="6"/>|</text:p>
      <text:p text:style-name="Standard">| <text:s text:c="6"/>5 | avni <text:s text:c="5"/>| <text:s text:c="4"/>98978846 | AvSuite 3B <text:s text:c="5"/>| mexico <text:s text:c="3"/>| <text:s text:c="6"/>747372 | india <text:s text:c="7"/>|</text:p>
      <text:p text:style-name="Standard">+---------+-----------+--------------+-----------------+-----------+--------------+--------------+</text:p>
      <text:p text:style-name="Standard">5 rows in set (0.001 sec)</text:p>
      <text:p text:style-name="Standard"/>
      <text:p text:style-name="Standard">MariaDB [terminal_query]&gt; delete from customer where cust_id="1";</text:p>
      <text:p text:style-name="Standard">Query OK, 1 row affected (0.059 sec)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</text:p>
      <text:p text:style-name="Standard">| cust_id | cust_name | cust_contact | cust_add <text:s text:c="5"/>| cust_city | cust_pincode | cust_country |</text:p>
      <text:p text:style-name="Standard">+---------+-----------+--------------+---------------+-----------+--------------+--------------+</text:p>
      <text:p text:style-name="Standard">| <text:s text:c="6"/>2 | jal <text:s text:c="6"/>| <text:s text:c="3"/>908978846 | 39 AvSuite 3B | jaipur <text:s text:c="3"/>| <text:s text:c="6"/>747372 | india <text:s text:c="7"/>|</text:p>
      <text:p text:style-name="Standard">| <text:s text:c="6"/>3 | Riya <text:s text:c="5"/>| <text:s text:c="4"/>98978846 | AvSuite 3B <text:s text:c="3"/>| mexico <text:s text:c="3"/>| <text:s text:c="11"/>0 | America <text:s text:c="5"/>|</text:p>
      <text:p text:style-name="Standard">| <text:s text:c="6"/>4 | anjani <text:s text:c="3"/>| <text:s text:c="4"/>98008846 | AvSuite 3B <text:s text:c="3"/>| baroda <text:s text:c="3"/>| <text:s text:c="6"/>747372 | africa <text:s text:c="6"/>|</text:p>
      <text:p text:style-name="Standard">| <text:s text:c="6"/>5 | avni <text:s text:c="5"/>| <text:s text:c="4"/>98978846 | AvSuite 3B <text:s text:c="3"/>| mexico <text:s text:c="3"/>| <text:s text:c="6"/>747372 | india <text:s text:c="7"/>|</text:p>
      <text:p text:style-name="Standard">+---------+-----------+--------------+---------------+-----------+--------------+--------------+</text:p>
      <text:p text:style-name="Standard"/>
      <text:p text:style-name="Standard"/>
      <text:p text:style-name="Standard">MariaDB [terminal_query]&gt; select * from customer limit 2;</text:p>
      <text:p text:style-name="Standard">+---------+-----------+--------------+---------------+-----------+--------------+--------------+</text:p>
      <text:p text:style-name="Standard">| cust_id | cust_name | cust_contact | cust_add <text:s text:c="5"/>| cust_city | cust_pincode | cust_country |</text:p>
      <text:p text:style-name="Standard">+---------+-----------+--------------+---------------+-----------+--------------+--------------+</text:p>
      <text:p text:style-name="Standard">| <text:s text:c="6"/>2 | jal <text:s text:c="6"/>| <text:s text:c="3"/>908978846 | 39 AvSuite 3B | jaipur <text:s text:c="3"/>| <text:s text:c="6"/>747372 | india <text:s text:c="7"/>|</text:p>
      <text:p text:style-name="Standard">| <text:s text:c="6"/>3 | Riya <text:s text:c="5"/>| <text:s text:c="4"/>98978846 | AvSuite 3B <text:s text:c="3"/>| mexico <text:s text:c="3"/>| <text:s text:c="11"/>0 | America <text:s text:c="5"/>|</text:p>
      <text:p text:style-name="Standard">+---------+-----------+--------------+---------------+-----------+--------------+--------------+</text:p>
      <text:p text:style-name="Standard">2 rows in set (0.001 sec)</text:p>
      <text:p text:style-name="Standard"/>
      <text:p text:style-name="Standard"/>
      <text:p text:style-name="Standard">MariaDB [terminal_query]&gt; alter table customer add salary bigint(40) not null after cust_country;</text:p>
      <text:p text:style-name="Standard">Query OK, 0 rows affected (0.221 sec)</text:p>
      <text:p text:style-name="Standard">Records: 0 <text:s/>Duplicates: 0 <text:s/>Warnings: 0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 text:c="5"/>0 |</text:p>
      <text:p text:style-name="Standard">| <text:s text:c="6"/>3 | Riya <text:s text:c="5"/>| <text:s text:c="4"/>98978846 | AvSuite 3B <text:s text:c="3"/>| mexico <text:s text:c="3"/>| <text:s text:c="11"/>0 | America <text:s text:c="5"/>| <text:s text:c="5"/>0 |</text:p>
      <text:p text:style-name="Standard">| <text:s text:c="6"/>4 | anjani <text:s text:c="3"/>| <text:s text:c="4"/>98008846 | AvSuite 3B <text:s text:c="3"/>| baroda <text:s text:c="3"/>| <text:s text:c="6"/>747372 | africa <text:s text:c="6"/>| <text:s text:c="5"/>0 |</text:p>
      <text:p text:style-name="Standard">| <text:s text:c="6"/>5 | avni <text:s text:c="5"/>| <text:s text:c="4"/>98978846 | AvSuite 3B <text:s text:c="3"/>| mexico <text:s text:c="3"/>| <text:s text:c="6"/>747372 | india <text:s text:c="7"/>| <text:s text:c="5"/>0 |</text:p>
      <text:p text:style-name="Standard"><text:soft-page-break/>+---------+-----------+--------------+---------------+-----------+--------------+--------------+--------+</text:p>
      <text:p text:style-name="Standard">4 rows in set (0.001 sec)</text:p>
      <text:p text:style-name="Standard"/>
      <text:p text:style-name="Standard"/>
      <text:p text:style-name="Standard">MariaDB [terminal_query]&gt; update customer set salary="30000" where cust_id=2;</text:p>
      <text:p text:style-name="Standard">Query OK, 1 row affected (0.066 sec)</text:p>
      <text:p text:style-name="Standard">Rows matched: 1 <text:s/>Changed: 1 <text:s/>Warnings: 0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 text:c="5"/>0 |</text:p>
      <text:p text:style-name="Standard">| <text:s text:c="6"/>4 | anjani <text:s text:c="3"/>| <text:s text:c="4"/>98008846 | AvSuite 3B <text:s text:c="3"/>| baroda <text:s text:c="3"/>| <text:s text:c="6"/>747372 | africa <text:s text:c="6"/>| <text:s text:c="5"/>0 |</text:p>
      <text:p text:style-name="Standard">| <text:s text:c="6"/>5 | avni <text:s text:c="5"/>| <text:s text:c="4"/>98978846 | AvSuite 3B <text:s text:c="3"/>| mexico <text:s text:c="3"/>| <text:s text:c="6"/>747372 | india <text:s text:c="7"/>| <text:s text:c="5"/>0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C" table:number-columns-repeated="2"/>
        <table:table-column table:style-name="Table1.H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H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/>
      <text:p text:style-name="Standard">MariaDB [terminal_query]&gt; update customer set salary="2000" where cust_id=1;</text:p>
      <text:p text:style-name="Standard">Query OK, 0 rows affected (0.001 sec)</text:p>
      <text:p text:style-name="Standard">Rows matched: 0 <text:s/>Changed: 0 <text:s/>Warnings: 0</text:p>
      <text:p text:style-name="Standard"/>
      <text:p text:style-name="Standard">MariaDB [terminal_query]&gt; update customer set salary="20000" where cust_id=3;</text:p>
      <text:p text:style-name="Standard">Query OK, 1 row affected (0.067 sec)</text:p>
      <text:p text:style-name="Standard">Rows matched: 1 <text:s/>Changed: 1 <text:s/>Warnings: 0</text:p>
      <text:p text:style-name="Standard"/>
      <text:p text:style-name="Standard">MariaDB [terminal_query]&gt; update customer set salary="25000" where cust_id=4;</text:p>
      <text:p text:style-name="Standard">Query OK, 1 row affected (0.070 sec)</text:p>
      <text:p text:style-name="Standard">Rows matched: 1 <text:s/>Changed: 1 <text:s/>Warnings: 0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 text:c="5"/>0 |</text:p>
      <text:p text:style-name="Standard">+---------+-----------+--------------+---------------+-----------+--------------+--------------+--------+</text:p>
      <text:p text:style-name="Standard">4 rows in set (0.001 sec)</text:p>
      <text:p text:style-name="Standard"/>
      <text:p text:style-name="Standard">MariaDB [terminal_query]&gt; update customer set salary="25000" where cust_id=5;</text:p>
      <text:p text:style-name="Standard">Query OK, 1 row affected (0.065 sec)</text:p>
      <text:p text:style-name="Standard">Rows matched: 1 <text:s/>Changed: 1 <text:s/>Warnings: 0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<text:soft-page-break/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/>25000 |</text:p>
      <text:p text:style-name="Standard">+---------+-----------+--------------+---------------+-----------+--------------+--------------+--------+</text:p>
      <text:p text:style-name="Standard">4 rows in set (0.001 sec) <text:s/></text:p>
      <text:p text:style-name="Standard"/>
      <text:p text:style-name="Standard"/>
      <text:p text:style-name="Standard">MariaDB [terminal_query]&gt; select MIN(salary) as customer from customer;</text:p>
      <text:p text:style-name="Standard">+----------+</text:p>
      <text:p text:style-name="Standard">| customer |</text:p>
      <text:p text:style-name="Standard">+----------+</text:p>
      <text:p text:style-name="Standard">| <text:s text:c="3"/>20000 |</text:p>
      <text:p text:style-name="Standard">+----------+</text:p>
      <text:p text:style-name="Standard">1 row in set (0.001 sec) <text:s/></text:p>
      <text:p text:style-name="Standard"/>
      <text:p text:style-name="Standard"/>
      <text:p text:style-name="Standard">MariaDB [terminal_query]&gt; select MAX(salary) as customer from customer; </text:p>
      <text:p text:style-name="Standard">+----------+</text:p>
      <text:p text:style-name="Standard">| customer |</text:p>
      <text:p text:style-name="Standard">+----------+</text:p>
      <text:p text:style-name="Standard">| <text:s text:c="3"/>30000 |</text:p>
      <text:p text:style-name="Standard">+----------+</text:p>
      <text:p text:style-name="Standard">1 row in set (0.001 sec)</text:p>
      <text:p text:style-name="Standard"/>
      <text:p text:style-name="Standard"/>
      <text:p text:style-name="Standard">MariaDB [terminal_query]&gt; select COUNT(salary) as customer from customer; </text:p>
      <text:p text:style-name="Standard">+----------+</text:p>
      <text:p text:style-name="Standard">| customer |</text:p>
      <text:p text:style-name="Standard">+----------+</text:p>
      <text:p text:style-name="Standard">| <text:s text:c="7"/>4 |</text:p>
      <text:p text:style-name="Standard">+----------+</text:p>
      <text:p text:style-name="Standard">1 row in set (0.001 sec)</text:p>
      <text:p text:style-name="Standard"/>
      <text:p text:style-name="Standard"/>
      <text:p text:style-name="Standard"/>
      <text:p text:style-name="Standard">MariaDB [terminal_query]&gt; select SUM(salary) as customer from customer; </text:p>
      <text:p text:style-name="Standard">+----------+</text:p>
      <text:p text:style-name="Standard">| customer |</text:p>
      <text:p text:style-name="Standard">+----------+</text:p>
      <text:p text:style-name="Standard">| <text:s text:c="2"/>100000 |</text:p>
      <text:p text:style-name="Standard">+----------+</text:p>
      <text:p text:style-name="Standard">1 row in set (0.001 sec)</text:p>
      <text:p text:style-name="Standard"/>
      <text:p text:style-name="Standard"/>
      <text:p text:style-name="Standard"/>
      <text:p text:style-name="Standard">MariaDB [terminal_query]&gt; select cust_name from customer where cust_name LIKE 'j%';</text:p>
      <text:p text:style-name="Standard">+-----------+</text:p>
      <text:p text:style-name="Standard">| cust_name |</text:p>
      <text:p text:style-name="Standard">+-----------+</text:p>
      <text:p text:style-name="Standard">| jal <text:s text:c="6"/>|</text:p>
      <text:p text:style-name="Standard">+-----------+</text:p>
      <text:p text:style-name="Standard"><text:soft-page-break/>1 row in set (0.001 sec)</text:p>
      <text:p text:style-name="Standard"/>
      <text:p text:style-name="Standard"/>
      <text:p text:style-name="Standard"/>
      <text:p text:style-name="Standard">MariaDB [terminal_query]&gt; select cust_name from customer where cust_name LIKE '%a';</text:p>
      <text:p text:style-name="Standard">+-----------+</text:p>
      <text:p text:style-name="Standard">| cust_name |</text:p>
      <text:p text:style-name="Standard">+-----------+</text:p>
      <text:p text:style-name="Standard">| Riya <text:s text:c="5"/>|</text:p>
      <text:p text:style-name="Standard">+-----------+</text:p>
      <text:p text:style-name="Standard">1 row in set (0.001 sec)</text:p>
      <text:p text:style-name="Standard"/>
      <text:p text:style-name="Standard">MariaDB [terminal_query]&gt; select cust_name from customer where cust_name LIKE 'a_%';</text:p>
      <text:p text:style-name="Standard">+-----------+</text:p>
      <text:p text:style-name="Standard">| cust_name |</text:p>
      <text:p text:style-name="Standard">+-----------+</text:p>
      <text:p text:style-name="Standard">| anjani <text:s text:c="3"/>|</text:p>
      <text:p text:style-name="Standard">| avni <text:s text:c="5"/>|</text:p>
      <text:p text:style-name="Standard">+-----------+</text:p>
      <text:p text:style-name="Standard">2 rows in set (0.001 sec) </text:p>
      <text:p text:style-name="Standard"/>
      <text:p text:style-name="Standard"/>
      <text:p text:style-name="Standard">MariaDB [terminal_query]&gt; select cust_name from customer where cust_name LIKE 'a%k';</text:p>
      <text:p text:style-name="Standard">Empty set (0.001 sec)</text:p>
      <text:p text:style-name="Standard"/>
      <text:p text:style-name="Standard"/>
      <text:p text:style-name="Standard">MariaDB [terminal_query]&gt; select * from customer where cust_country LIKE 'a_r%'; </text:p>
      <text:p text:style-name="Standard">+---------+-----------+--------------+------------+-----------+--------------+--------------+--------+</text:p>
      <text:p text:style-name="Standard">| cust_id | cust_name | cust_contact | cust_add <text:s text:c="2"/>| cust_city | cust_pincode | cust_country | salary |</text:p>
      <text:p text:style-name="Standard">+---------+-----------+--------------+------------+-----------+--------------+--------------+--------+</text:p>
      <text:p text:style-name="Standard">| <text:s text:c="6"/>4 | anjani <text:s text:c="3"/>| <text:s text:c="4"/>98008846 | AvSuite 3B | baroda <text:s text:c="3"/>| <text:s text:c="6"/>747372 | africa <text:s text:c="6"/>| <text:s/>25000 |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 table:number-columns-repeated="2"/>
        <table:table-column table:style-name="Table2.H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H1" office:value-type="string">
              <text:p text:style-name="Table_20_Contents"/>
            </table:table-cell>
          </table:table-row>
        </table:table-header-rows>
      </table:table>
      <text:p text:style-name="Standard"/>
      <text:p text:style-name="Standard"/>
      <text:p text:style-name="Standard"/>
      <text:p text:style-name="Standard">MariaDB [terminal_query]&gt; select cust_city <text:s/>from customer where cust_country IN (india,africa);</text:p>
      <text:p text:style-name="Standard">ERROR 1054 (42S22): Unknown column 'india' in 'where clause'</text:p>
      <text:p text:style-name="Standard">MariaDB [terminal_query]&gt; select cust_city <text:s/>from customer where cust_country IN ('india','africa');</text:p>
      <text:p text:style-name="Standard">+-----------+</text:p>
      <text:p text:style-name="Standard">| cust_city |</text:p>
      <text:p text:style-name="Standard">+-----------+</text:p>
      <text:p text:style-name="Standard">| jaipur <text:s text:c="3"/>|</text:p>
      <text:p text:style-name="Standard">| baroda <text:s text:c="3"/>|</text:p>
      <text:p text:style-name="Standard">| mexico <text:s text:c="3"/>|</text:p>
      <text:p text:style-name="Standard">+-----------+</text:p>
      <text:p text:style-name="Standard">3 rows in set (0.001 sec)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<text:soft-page-break/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/>25000 |</text:p>
      <text:p text:style-name="Standard">+---------+-----------+--------------+---------------+-----------+--------------+--------------+--------+</text:p>
      <text:p text:style-name="Standard">4 rows in set (0.001 sec)</text:p>
      <text:p text:style-name="Standard"/>
      <text:p text:style-name="Standard"/>
      <text:p text:style-name="Standard">MariaDB [terminal_query]&gt; select cust_city <text:s/>from customer where cust_country NOTIN ('india','africa');</text:p>
      <text:p text:style-name="Standard">ERROR 1064 (42000): You have an error in your SQL syntax; check the manual that corresponds to your MariaDB server version for the right syntax to use near 'NOTIN ('india','africa')' at line 1</text:p>
      <text:p text:style-name="Standard">MariaDB [terminal_query]&gt; select cust_city <text:s/>from customer where cust_country NOT IN ('india','africa');</text:p>
      <text:p text:style-name="Standard">+-----------+</text:p>
      <text:p text:style-name="Standard">| cust_city |</text:p>
      <text:p text:style-name="Standard">+-----------+</text:p>
      <text:p text:style-name="Standard">| mexico <text:s text:c="3"/>|</text:p>
      <text:p text:style-name="Standard">+-----------+</text:p>
      <text:p text:style-name="Standard">1 row in set (0.001 sec)</text:p>
      <text:p text:style-name="Standard"/>
      <text:p text:style-name="Standard">MariaDB [terminal_query]&gt; select * from customer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/>25000 |</text:p>
      <text:p text:style-name="Standard">+---------+-----------+--------------+---------------+-----------+--------------+--------------+--------+</text:p>
      <text:p text:style-name="Standard">4 rows in set (0.001 sec)</text:p>
      <text:p text:style-name="Standard"/>
      <text:p text:style-name="Standard">MariaDB [terminal_query]&gt; select * from customer where salary BETWEEN 20000 AND 30000;</text:p>
      <text:p text:style-name="Standard">+---------+-----------+--------------+---------------+-----------+--------------+--------------+--------+</text:p>
      <text:p text:style-name="Standard">| cust_id | cust_name | cust_contact | cust_add <text:s text:c="5"/>| cust_city | cust_pincode | cust_country | salary |</text:p>
      <text:p text:style-name="Standard">+---------+-----------+--------------+---------------+-----------+--------------+--------------+--------+</text:p>
      <text:p text:style-name="Standard">| <text:s text:c="6"/>2 | jal <text:s text:c="6"/>| <text:s text:c="3"/>908978846 | 39 AvSuite 3B | jaipur <text:s text:c="3"/>| <text:s text:c="6"/>747372 | india <text:s text:c="7"/>| <text:s/>30000 |</text:p>
      <text:p text:style-name="Standard">| <text:s text:c="6"/>3 | Riya <text:s text:c="5"/>| <text:s text:c="4"/>98978846 | AvSuite 3B <text:s text:c="3"/>| mexico <text:s text:c="3"/>| <text:s text:c="11"/>0 | America <text:s text:c="5"/>| <text:s/>20000 |</text:p>
      <text:p text:style-name="Standard">| <text:s text:c="6"/>4 | anjani <text:s text:c="3"/>| <text:s text:c="4"/>98008846 | AvSuite 3B <text:s text:c="3"/>| baroda <text:s text:c="3"/>| <text:s text:c="6"/>747372 | africa <text:s text:c="6"/>| <text:s/>25000 |</text:p>
      <text:p text:style-name="Standard">| <text:s text:c="6"/>5 | avni <text:s text:c="5"/>| <text:s text:c="4"/>98978846 | AvSuite 3B <text:s text:c="3"/>| mexico <text:s text:c="3"/>| <text:s text:c="6"/>747372 | india <text:s text:c="7"/>| <text:s/>25000 |</text:p>
      <text:p text:style-name="Standard">+---------+-----------+--------------+---------------+-----------+--------------+--------------+--------+</text:p>
      <text:p text:style-name="Standard">4 rows in set (0.000 sec)</text:p>
      <text:p text:style-name="Standard"/>
      <text:p text:style-name="Standard"/>
      <text:p text:style-name="Standard">MariaDB [terminal_query]&gt; select * from customer where salary NOT BETWEEN 20000 AND 30000;</text:p>
      <text:p text:style-name="Standard">Empty set (0.001 sec)</text:p>
      <text:p text:style-name="Standard"/>
      <text:p text:style-name="Standard">MariaDB [terminal_query]&gt; select * from customer where salary BETWEEN 20000 AND 30000 AND cust_id NOT IN(1,2);</text:p>
      <text:p text:style-name="Standard">+---------+-----------+--------------+------------+-----------+--------------+--------------+--------+</text:p>
      <text:p text:style-name="Standard">| cust_id | cust_name | cust_contact | cust_add <text:s text:c="2"/>| cust_city | cust_pincode | cust_country | salary |</text:p>
      <text:p text:style-name="Standard">+---------+-----------+--------------+------------+-----------+--------------+--------------+--------+</text:p>
      <text:p text:style-name="Standard"><text:soft-page-break/>| <text:s text:c="6"/>3 | Riya <text:s text:c="5"/>| <text:s text:c="4"/>98978846 | AvSuite 3B | mexico <text:s text:c="3"/>| <text:s text:c="11"/>0 | America <text:s text:c="5"/>| <text:s/>20000 |</text:p>
      <text:p text:style-name="Standard">| <text:s text:c="6"/>4 | anjani <text:s text:c="3"/>| <text:s text:c="4"/>98008846 | AvSuite 3B | baroda <text:s text:c="3"/>| <text:s text:c="6"/>747372 | africa <text:s text:c="6"/>| <text:s/>25000 |</text:p>
      <text:p text:style-name="Standard">| <text:s text:c="6"/>5 | avni <text:s text:c="5"/>| <text:s text:c="4"/>98978846 | AvSuite 3B | mexico <text:s text:c="3"/>| <text:s text:c="6"/>747372 | india <text:s text:c="7"/>| <text:s/>25000 |</text:p>
      <text:p text:style-name="Standard">+---------+-----------+--------------+------------+-----------+--------------+--------------+--------+</text:p>
      <text:p text:style-name="Standard">3 rows in set (0.0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6:07:50.857827739</meta:creation-date>
    <dc:date>2021-11-15T17:52:32.917505874</dc:date>
    <meta:editing-duration>PT1H3M59S</meta:editing-duration>
    <meta:editing-cycles>27</meta:editing-cycles>
    <meta:generator>LibreOffice/6.0.7.3$Linux_X86_64 LibreOffice_project/00m0$Build-3</meta:generator>
    <meta:document-statistic meta:table-count="2" meta:image-count="0" meta:object-count="0" meta:page-count="11" meta:paragraph-count="379" meta:word-count="3295" meta:character-count="24126" meta:non-whitespace-character-count="18979"/>
  </office:meta>
</office:document-meta>
</file>